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0000000044AECD4AD6.png"/>
  <manifest:file-entry manifest:media-type="image/jpeg" manifest:full-path="Pictures/1000000000000400000003005AC1249A.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1-title">
      <style:graphic-properties draw:stroke="none" draw:fill="none" draw:fill-color="#7889fb" draw:textarea-horizontal-align="justify" draw:textarea-vertical-align="top" draw:auto-grow-height="true" draw:auto-grow-width="false" fo:min-height="4.086cm" fo:min-width="0cm" fo:padding-top="0.13cm" fo:padding-bottom="0.13cm" fo:padding-left="0.25cm" fo:padding-right="0.25cm" fo:wrap-option="wrap" draw:shadow="hidden" draw:shadow-color="#ccccff"/>
    </style:style>
    <style:style style:name="pr2" style:family="presentation" style:parent-style-name="Title1-subtitle" style:list-style-name="L4">
      <style:graphic-properties draw:fill-color="#ffffff" draw:auto-grow-height="true" fo:min-height="4.33cm"/>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fill-color="#ffffff" draw:auto-grow-height="true" fo:min-height="1.48cm"/>
    </style:style>
    <style:style style:name="pr5" style:family="presentation" style:parent-style-name="Default-outline1">
      <style:graphic-properties draw:fill-color="#ffffff" draw:auto-grow-height="true" fo:min-height="14.103cm"/>
    </style:style>
    <style:style style:name="pr6" style:family="presentation" style:parent-style-name="Default-notes">
      <style:graphic-properties draw:fill-color="#ffffff" draw:auto-grow-height="true" fo:min-height="12.001cm"/>
    </style:style>
    <style:style style:name="pr7" style:family="presentation" style:parent-style-name="Default-title">
      <style:graphic-properties draw:auto-grow-height="true" fo:min-height="1.48cm"/>
    </style:style>
    <style:style style:name="pr8" style:family="presentation" style:parent-style-name="Default-outline1">
      <style:graphic-properties draw:auto-grow-height="true" fo:min-height="14.103cm"/>
    </style:style>
    <style:style style:name="pr9" style:family="presentation" style:parent-style-name="Default-outline1">
      <style:graphic-properties fo:min-height="13.852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writing-mode="lr-tb"/>
    </style:style>
    <style:style style:name="P3" style:family="paragraph">
      <style:paragraph-properties fo:margin-left="0cm" fo:margin-right="0cm" fo:text-indent="0cm"/>
      <style:text-properties fo:font-size="12pt"/>
    </style:style>
    <style:style style:name="P4" style:family="paragraph">
      <style:paragraph-properties fo:margin-left="0.64cm" fo:margin-right="0cm" fo:text-indent="-0.6cm"/>
    </style:style>
    <style:style style:name="P5" style:family="paragraph">
      <style:paragraph-properties fo:margin-left="0cm" fo:margin-right="0cm" fo:text-indent="0cm"/>
      <style:text-properties fo:font-size="24pt" style:font-size-asian="24pt" style:font-size-complex="24pt"/>
    </style:style>
    <style:style style:name="P6" style:family="paragraph">
      <style:text-properties fo:font-size="24pt" style:font-size-asian="24pt" style:font-size-complex="24pt"/>
    </style:style>
    <style:style style:name="P7" style:family="paragraph">
      <style:paragraph-properties fo:margin-left="0.64cm" fo:margin-right="0cm" fo:text-indent="-0.6cm"/>
      <style:text-properties fo:font-size="24pt" style:font-size-asian="24pt" style:font-size-complex="24pt"/>
    </style:style>
    <style:style style:name="P8" style:family="paragraph">
      <style:paragraph-properties text:enable-numbering="false" fo:margin-left="0cm" fo:margin-right="0cm" fo:text-indent="0cm"/>
    </style:style>
    <style:style style:name="P9" style:family="paragraph">
      <style:paragraph-properties text:enable-numbering="false" fo:margin-left="0.64cm" fo:margin-right="0cm" fo:text-indent="-0.6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style:text-underline-style="none"/>
    </style:style>
    <style:style style:name="T6" style:family="text">
      <style:text-properties fo:font-size="20pt" style:font-size-asian="20pt" style:font-size-complex="20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Title1" presentation:presentation-page-layout-name="AL1T0">
        <office:forms form:automatic-focus="false" form:apply-design-mode="false"/>
        <draw:frame presentation:style-name="pr1" draw:text-style-name="P2" draw:layer="layout" svg:width="23.354cm" svg:height="4.346cm" svg:x="0.635cm" svg:y="0.995cm" presentation:class="title">
          <draw:text-box>
            <text:p text:style-name="P1">Linux Tools 0.2 Release Review</text:p>
          </draw:text-box>
        </draw:frame>
        <draw:frame presentation:style-name="pr2" draw:text-style-name="P1" draw:layer="layout" svg:width="22.859cm" svg:height="6.121cm" svg:x="1.27cm" svg:y="11.804cm" presentation:class="subtitle" presentation:user-transformed="true">
          <draw:text-box>
            <text:p text:style-name="P1">Planned Review Date: <text:s/>2009-05-06</text:p>
            <text:p text:style-name="P1">Communication Channel: </text:p>
            <text:p>news://eclipse.technology.linuxtools</text:p>
            <text:p text:style-name="P1">Andrew Overholt &lt;overholt@redhat.com&gt;</text:p>
          </draw:text-box>
        </draw:frame>
        <presentation:notes draw:style-name="dp2">
          <draw:page-thumbnail draw:layer="layout" svg:width="13.335cm" svg:height="10.001cm" svg:x="3.493cm" svg:y="2.002cm" draw:page-number="1"/>
          <draw:frame presentation:style-name="pr3" draw:text-style-name="P3" draw:layer="layout" svg:width="16.254cm" svg:height="12.001cm" svg:x="2.033cm" svg:y="12.66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4.5cm" svg:height="1.48cm" svg:x="0.45cm" svg:y="1.431cm" presentation:class="title">
          <draw:text-box>
            <text:p text:style-name="P1">Introduction</text:p>
          </draw:text-box>
        </draw:frame>
        <draw:frame presentation:style-name="pr5" draw:text-style-name="P4" draw:layer="layout" svg:width="24.13cm" svg:height="14.103cm" svg:x="0.635cm" svg:y="3.175cm" presentation:class="outline" presentation:user-transformed="true">
          <draw:text-box>
            <text:list text:style-name="L3">
              <text:list-item>
                <text:p text:style-name="P1">The Linux Tools project is a two-faceted project</text:p>
                <text:list>
                  <text:list-item>
                    <text:p>Firstly, it provides tools and frameworks for writing tools relevant to Linux developers.</text:p>
                  </text:list-item>
                  <text:list-item>
                    <text:p>Secondly, it provides a place for Linux distributions to <text:span text:style-name="T1">collaboratively</text:span> overcome issues surrounding distribution packaging of Eclipse technology. The project produces both <text:span text:style-name="T1">best practices</text:span> and <text:span text:style-name="T2">tools</text:span> related to packaging.</text:p>
                  </text:list-item>
                </text:list>
              </text:list-item>
              <text:list-item>
                <text:p>Project plan:</text:p>
                <text:list>
                  <text:list-item>
                    <text:p><text:a xlink:href="http://www.eclipse.org/projects/project-plan.php?projectid=technology.linux-distros">http://www.eclipse.org/projects/project-plan.php?projectid=technology.linux-distros</text:a></text:p>
                  </text:list-item>
                </text:list>
              </text:list-item>
            </text:list>
          </draw:text-box>
        </draw:frame>
        <presentation:notes draw:style-name="dp4">
          <draw:page-thumbnail draw:style-name="gr1" draw:layer="layout" svg:width="13.335cm" svg:height="10.002cm" svg:x="3.492cm" svg:y="2.001cm" draw:page-number="2" presentation:class="page"/>
          <draw:frame presentation:style-name="pr6" draw:layer="layout" svg:width="16.254cm" svg:height="12.001cm" svg:x="2.033cm" svg:y="12.668cm" presentation:class="notes" presentation:placeholder="true">
            <draw:text-box/>
          </draw:frame>
        </presentation:notes>
      </draw:page>
      <draw:page draw:name="page3" draw:style-name="dp5" draw:master-page-name="Default" presentation:presentation-page-layout-name="AL2T1">
        <office:forms form:automatic-focus="false" form:apply-design-mode="false"/>
        <draw:frame presentation:style-name="pr7" draw:text-style-name="P1" draw:layer="layout" svg:width="24.5cm" svg:height="1.48cm" svg:x="0.5cm" svg:y="1.02cm" presentation:class="title" presentation:user-transformed="true">
          <draw:text-box>
            <text:p text:style-name="P1">Features</text:p>
          </draw:text-box>
        </draw:frame>
        <draw:frame presentation:style-name="pr8" draw:text-style-name="P7" draw:layer="layout" svg:width="24.13cm" svg:height="14.103cm" svg:x="0.87cm" svg:y="3.147cm" presentation:class="outline" presentation:user-transformed="true">
          <draw:text-box>
            <text:list text:style-name="L3">
              <text:list-item>
                <text:p text:style-name="P5"><text:span text:style-name="T3">an RPM .spec editor with rpmlint integration</text:span></text:p>
              </text:list-item>
              <text:list-item>
                <text:p text:style-name="P6"><text:span text:style-name="T3">plugins integrating the OProfile profiler with the CDT</text:span></text:p>
              </text:list-item>
              <text:list-item>
                <text:p text:style-name="P6"><text:span text:style-name="T3">GNU Autotools CDT additions</text:span></text:p>
              </text:list-item>
              <text:list-item>
                <text:p text:style-name="P6"><text:span text:style-name="T3">plugins bridging the CDT's hover help functionality with the various open source API documentation formats; called libhover</text:span></text:p>
              </text:list-item>
              <text:list-item>
                <text:p text:style-name="P6"><text:span text:style-name="T3">Valgrind integration for memcheck, massif, and new in 0.2: cachegrind</text:span></text:p>
              </text:list-item>
              <text:list-item>
                <text:p text:style-name="P6"><text:span text:style-name="T3">a plugin building and packaging tool named RPM Stubby</text:span></text:p>
              </text:list-item>
              <text:list-item>
                <text:p text:style-name="P5"><text:span text:style-name="T3">ChangeLog management tools</text:span></text:p>
              </text:list-item>
              <text:list-item>
                <text:p text:style-name="P6"><text:span text:style-name="T3">an editor for Systemtap scripts</text:span></text:p>
              </text:list-item>
            </text:list>
          </draw:text-box>
        </draw:frame>
        <presentation:notes draw:style-name="dp4">
          <draw:page-thumbnail draw:style-name="gr1" draw:layer="layout" svg:width="13.335cm" svg:height="10.002cm" svg:x="3.492cm" svg:y="2.001cm" draw:page-number="3" presentation:class="page"/>
          <draw:frame presentation:style-name="pr6" draw:text-style-name="P1" draw:layer="layout" svg:width="16.254cm" svg:height="12.001cm" svg:x="2.033cm" svg:y="12.668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4.5cm" svg:height="1.48cm" svg:x="0.45cm" svg:y="1.431cm" presentation:class="title">
          <draw:text-box>
            <text:p>Features continued</text:p>
          </draw:text-box>
        </draw:frame>
        <draw:frame presentation:style-name="pr8" draw:layer="layout" svg:width="24.13cm" svg:height="14.103cm" svg:x="0.635cm" svg:y="3.175cm" presentation:class="outline">
          <draw:text-box>
            <text:list text:style-name="L3">
              <text:list-item>
                <text:p>0.2 New and Noteworthy:</text:p>
                <text:list>
                  <text:list-item>
                    <text:p><text:a xlink:href="http://www.eclipse.org/linuxtools/new-0.2/">http://www.eclipse.org/linuxtools/new-0.2/</text:a></text:p>
                  </text:list-item>
                  <text:list-item>
                    <text:p>(will be moved to <text:a xlink:href="http://www.eclipse.org/linuxtools/new">http://www.eclipse.org/linuxtools/new</text:a> after 0.2 is released)</text:p>
                  </text:list-item>
                </text:list>
              </text:list-item>
            </text:list>
          </draw:text-box>
        </draw:frame>
        <presentation:notes draw:style-name="dp4">
          <draw:page-thumbnail draw:style-name="gr1" draw:layer="layout" svg:width="13.335cm" svg:height="10.002cm" svg:x="3.492cm" svg:y="2.001cm" draw:page-number="4" presentation:class="page"/>
          <draw:frame presentation:style-name="pr6" draw:layer="layout" svg:width="16.254cm" svg:height="12.001cm" svg:x="2.033cm" svg:y="12.668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Non-Code Aspects</text:p>
          </draw:text-box>
        </draw:frame>
        <draw:frame presentation:style-name="pr8" draw:text-style-name="P4" draw:layer="layout" svg:width="24.13cm" svg:height="14.263cm" svg:x="0.635cm" svg:y="3.175cm" presentation:class="outline" presentation:user-transformed="true">
          <draw:text-box>
            <text:list text:style-name="L3">
              <text:list-item>
                <text:p text:style-name="P1">We have not improved our user document much since our 0.1 release but as part of 0.3 have begun to use Mylyn's WikiText to generate our documentation from wiki.eclipse.org. <text:s/>Look for much improvement in 0.3.</text:p>
              </text:list-item>
              <text:list-item>
                <text:p text:style-name="P1">Post-0.1 we did a series of screencasts with audio. <text:s/>They are all available via our downloads page:</text:p>
                <text:p text:style-name="P1"><text:a xlink:href="http://www.eclipse.org/linuxtools/downloads.php">http://www.eclipse.org/linuxtools/downloads.php</text:a></text:p>
              </text:list-item>
              <text:list-item>
                <text:p text:style-name="P1">One of our pre-1.0 goals is to interface with the Babel project to get our strings localized. <text:s/>We are constantly striving to have all of our strings externalized to facilitate translation.</text:p>
              </text:list-item>
            </text:list>
          </draw:text-box>
        </draw:frame>
        <presentation:notes draw:style-name="dp4">
          <draw:page-thumbnail draw:style-name="gr1" draw:layer="layout" svg:width="13.335cm" svg:height="10.002cm" svg:x="3.492cm" svg:y="2.001cm" draw:page-number="5" presentation:class="page"/>
          <draw:frame presentation:style-name="pr6" draw:text-style-name="P1" draw:layer="layout" svg:width="16.254cm" svg:height="12.001cm" svg:x="2.033cm" svg:y="12.668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presentation:user-transformed="true">
          <draw:text-box>
            <text:p text:style-name="P1">APIs</text:p>
          </draw:text-box>
        </draw:frame>
        <draw:frame presentation:style-name="pr8" draw:text-style-name="P4" draw:layer="layout" svg:width="24.13cm" svg:height="14.103cm" svg:x="0.635cm" svg:y="3.175cm" presentation:class="outline" presentation:user-transformed="true">
          <draw:text-box>
            <text:list text:style-name="L3">
              <text:list-item>
                <text:p text:style-name="P1">Being an 0.2 release, our APIs are subject to change. </text:p>
              </text:list-item>
              <text:list-item>
                <text:p text:style-name="P1">We have begun to internalize unnecessarily public APIs.</text:p>
              </text:list-item>
              <text:list-item>
                <text:p text:style-name="P1">We will converge on stability – and document such stability – in our APIs well before our 1.0 release.</text:p>
              </text:list-item>
            </text:list>
          </draw:text-box>
        </draw:frame>
        <presentation:notes draw:style-name="dp4">
          <draw:page-thumbnail draw:style-name="gr1" draw:layer="layout" svg:width="13.335cm" svg:height="10.002cm" svg:x="3.492cm" svg:y="2.001cm" draw:page-number="6" presentation:class="page"/>
          <draw:frame presentation:style-name="pr6" draw:text-style-name="P1" draw:layer="layout" svg:width="16.254cm" svg:height="12.001cm" svg:x="2.033cm" svg:y="12.668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presentation:user-transformed="true">
          <draw:text-box>
            <text:p text:style-name="P1">Architectural Issues</text:p>
          </draw:text-box>
        </draw:frame>
        <draw:frame presentation:style-name="pr8" draw:text-style-name="P4" draw:layer="layout" svg:width="24.13cm" svg:height="14.103cm" svg:x="0.635cm" svg:y="3.175cm" presentation:class="outline" presentation:user-transformed="true">
          <draw:text-box>
            <text:list text:style-name="L3">
              <text:list-item>
                <text:p text:style-name="P1">As our focus has been to bring Eclipse technology to Linux users who would otherwise be unaware of its power, we have continued to spend less time on extensibility than on user-visible features in our 0.2 release.</text:p>
              </text:list-item>
              <text:list-item>
                <text:p text:style-name="P1">As we work towards our 1.0 release, we will continue to better define our APIs while stabilizing them and documenting them.</text:p>
              </text:list-item>
              <text:list-item>
                <text:p text:style-name="P1">Future work on integration with tracing toolkits will enable us to have more extensible frameworks with exemplary implementations.</text:p>
              </text:list-item>
            </text:list>
          </draw:text-box>
        </draw:frame>
        <presentation:notes draw:style-name="dp4">
          <draw:page-thumbnail draw:style-name="gr1" draw:layer="layout" svg:width="13.335cm" svg:height="10.002cm" svg:x="3.492cm" svg:y="2.001cm" draw:page-number="7" presentation:class="page"/>
          <draw:frame presentation:style-name="pr6" draw:text-style-name="P1" draw:layer="layout" svg:width="16.254cm" svg:height="12.001cm" svg:x="2.033cm" svg:y="12.668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4.5cm" svg:height="1.48cm" svg:x="0.45cm" svg:y="1.431cm" presentation:class="title">
          <draw:text-box>
            <text:p>Architectural Issues continued</text:p>
          </draw:text-box>
        </draw:frame>
        <draw:frame presentation:style-name="pr9" draw:layer="layout" svg:width="24.13cm" svg:height="14.145cm" svg:x="0.635cm" svg:y="3.175cm" presentation:class="outline" presentation:user-transformed="true">
          <draw:text-box>
            <text:list text:style-name="L3">
              <text:list-item>
                <text:p text:style-name="P1">Despite being user-focused, we have a few components which provide extension points:</text:p>
                <text:list>
                  <text:list-item>
                    <text:p><text:span text:style-name="T4">our profiling tool framework whose use is demonstrated by our OProfile and Valgrind integration plugins</text:span></text:p>
                  </text:list-item>
                  <text:list-item>
                    <text:p><text:span text:style-name="T4">our ChangeLog plugin which allows for <text:s/>extensible parsers, formatters, and editors. <text:s/>The extensibility of formatters is demonstrated by our RPM .spec editor.</text:span></text:p>
                  </text:list-item>
                  <text:list-item>
                    <text:p><text:span text:style-name="T4">our libhover component. <text:s/>This plugin provides an extension point that defines a common documentation format for C library hover help.</text:span></text:p>
                  </text:list-item>
                </text:list>
                <text:p text:style-name="P1"/>
              </text:list-item>
            </text:list>
          </draw:text-box>
        </draw:frame>
        <presentation:notes draw:style-name="dp4">
          <draw:page-thumbnail draw:style-name="gr1" draw:layer="layout" svg:width="13.335cm" svg:height="10.002cm" svg:x="3.492cm" svg:y="2.001cm" draw:page-number="8" presentation:class="page"/>
          <draw:frame presentation:style-name="pr6" draw:layer="layout" svg:width="16.254cm" svg:height="12.001cm" svg:x="2.033cm" svg:y="12.668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Tool Usability</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text:span text:style-name="T5">Our 0.1 release has been well-received and at present has satisfied users. <text:s/>This 0.2 release will hopefully grow this base of satisfied users.</text:span></text:p>
              </text:list-item>
              <text:list-item>
                <text:p text:style-name="P1"><text:span text:style-name="T5">Due to the large number of people packaging software for RPM-based distributions, our .spec editor has become one of our more popular features. <text:s/>The in-line warnings and error checking as well as templates and completion are incredibly useful features.</text:span></text:p>
                <text:p text:style-name="P1"><text:span text:style-name="T5"/></text:p>
              </text:list-item>
            </text:list>
          </draw:text-box>
        </draw:frame>
        <presentation:notes draw:style-name="dp4">
          <draw:page-thumbnail draw:style-name="gr1" draw:layer="layout" svg:width="13.335cm" svg:height="10.002cm" svg:x="3.492cm" svg:y="2.001cm" draw:page-number="9" presentation:class="page"/>
          <draw:frame presentation:style-name="pr6" draw:text-style-name="P1" draw:layer="layout" svg:width="16.254cm" svg:height="12.001cm" svg:x="2.033cm" svg:y="12.668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Tool Usability continued</text:p>
          </draw:text-box>
        </draw:frame>
        <draw:frame presentation:style-name="pr9" draw:layer="layout" svg:width="24.13cm" svg:height="13.852cm" svg:x="0.635cm" svg:y="3.175cm" presentation:class="outline" presentation:user-transformed="true">
          <draw:text-box>
            <text:list text:style-name="L3">
              <text:list-item>
                <text:p text:style-name="P1"><text:span text:style-name="T5">Our work integrating native profiling tools like OProfile and Valgrind has been introduced to excited audiences. <text:s/>We aim to bring the power of these tools into the IDE while making them trivial to use. <text:s/>Developers making use of our tools will be able to focus on their own projects and not on setting up the underlying tools.</text:span></text:p>
                <text:p text:style-name="P1"/>
              </text:list-item>
            </text:list>
          </draw:text-box>
        </draw:frame>
        <presentation:notes draw:style-name="dp4">
          <draw:page-thumbnail draw:style-name="gr1" draw:layer="layout" svg:width="13.335cm" svg:height="10.002cm" svg:x="3.492cm" svg:y="2.001cm" draw:page-number="10" presentation:class="page"/>
          <draw:frame presentation:style-name="pr6" draw:layer="layout" svg:width="16.254cm" svg:height="12.001cm" svg:x="2.033cm" svg:y="12.668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End-of-Life</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We have no end-of-life issues to discuss at this time.</text:p>
              </text:list-item>
            </text:list>
          </draw:text-box>
        </draw:frame>
        <presentation:notes draw:style-name="dp4">
          <draw:page-thumbnail draw:style-name="gr1" draw:layer="layout" svg:width="13.335cm" svg:height="10.002cm" svg:x="3.492cm" svg:y="2.001cm" draw:page-number="11" presentation:class="page"/>
          <draw:frame presentation:style-name="pr6" draw:text-style-name="P1" draw:layer="layout" svg:width="16.254cm" svg:height="12.001cm" svg:x="2.033cm" svg:y="12.668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Bugzilla</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For our 0.2 release we have 0 outstanding release-blocker bugs.</text:p>
              </text:list-item>
              <text:list-item>
                <text:p text:style-name="P1">We have postponed a few enhancement requests until our 0.3 release.</text:p>
              </text:list-item>
              <text:list-item>
                <text:p text:style-name="P1">We closed 62 bugs during our 0.2 release cycle:</text:p>
                <text:p text:style-name="P1"><text:a xlink:href="https://bugs.eclipse.org/bugs/buglist.cgi?query_format=advanced&amp;short_desc_type=allwordssubstr&amp;short_desc=&amp;classification=Technology&amp;product=Linux+Tools&amp;target_milestone=0.2&amp;long_desc_type=allwordssubstr&amp;long_desc=&amp;bug_file_loc_type=allwordssubstr&amp;bug_file_loc=&amp;status_whiteboard_type=allwordssubstr&amp;status_whiteboard=&amp;keywords_type=allwords&amp;keywords=&amp;bug_status=RESOLVED&amp;bug_status=VERIFIED&amp;bug_status=CLOSED&amp;emailtype1=substring&amp;email1=&amp;emailtype2=substring&amp;email2=&amp;bugidtype=include&amp;bug_id=&amp;votes=&amp;chfieldfrom=&amp;chfieldto=Now&amp;chfieldvalue=&amp;cmdtype=doit&amp;order=Reuse+same+sort+as+last+time&amp;known_name=0.2.0&amp;query_based_on=0.2.0&amp;field0-0-0=noop&amp;type0-0-0=noop&amp;value0-0-0">https://bugs.eclipse.org/bugs/buglist.cgi?query_format=advanced&amp;short_desc_type=allwordssubstr&amp;short_desc=&amp;classification=Technology&amp;product=Linux+Tools&amp;target_milestone=0.2&amp;long_desc_type=allwordssubstr&amp;long_desc=&amp;bug_file_loc_type=allwordssubstr&amp;bug_file_loc=&amp;status_whiteboard_type=allwordssubstr&amp;status_whiteboard=&amp;keywords_type=allwords&amp;keywords=&amp;bug_status=RESOLVED&amp;bug_status=VERIFIED&amp;bug_status=CLOSED&amp;emailtype1=substring&amp;email1=&amp;emailtype2=substring&amp;email2=&amp;bugidtype=include&amp;bug_id=&amp;votes=&amp;chfieldfrom=&amp;chfieldto=Now&amp;chfieldvalue=&amp;cmdtype=doit&amp;order=Reuse+same+sort+as+last+time&amp;known_name=0.2.0&amp;query_based_on=0.2.0&amp;field0-0-0=noop&amp;type0-0-0=noop&amp;value0-0-0</text:a></text:p>
                <text:p text:style-name="P1"/>
              </text:list-item>
            </text:list>
          </draw:text-box>
        </draw:frame>
        <presentation:notes draw:style-name="dp4">
          <draw:page-thumbnail draw:style-name="gr1" draw:layer="layout" svg:width="13.335cm" svg:height="10.002cm" svg:x="3.492cm" svg:y="2.001cm" draw:page-number="12" presentation:class="page"/>
          <draw:frame presentation:style-name="pr6" draw:text-style-name="P1" draw:layer="layout" svg:width="16.254cm" svg:height="12.001cm" svg:x="2.033cm" svg:y="12.668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Standards</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Our project conforms to the following ad-hoc standards:</text:p>
                <text:list>
                  <text:list-item>
                    <text:p>Fedora RPM packaging guidelines</text:p>
                    <text:list>
                      <text:list-item>
                        <text:p><text:a xlink:href="http://fedoraproject.org/wiki/Packaging/Guidelines">http://fedoraproject.org/wiki/Packaging/Guidelines</text:a></text:p>
                      </text:list-item>
                    </text:list>
                  </text:list-item>
                  <text:list-item>
                    <text:p>Informal conventions around use of the GNU Autotools</text:p>
                  </text:list-item>
                  <text:list-item>
                    <text:p><text:span text:style-name="T3">GNU ChangeLog formatting</text:span></text:p>
                    <text:list>
                      <text:list-item>
                        <text:p><text:span text:style-name="T6"><text:a xlink:href="http://www.gnu.org/prep/standards/html_node/Style-of-Change-Logs.html#Style-of-Change-Logs">http://www.gnu.org/prep/standards/html_node/Style-of-Change-Logs.html#Style-of-Change-Logs</text:a></text:span></text:p>
                      </text:list-item>
                    </text:list>
                  </text:list-item>
                </text:list>
                <text:p text:style-name="P1"/>
              </text:list-item>
            </text:list>
          </draw:text-box>
        </draw:frame>
        <presentation:notes draw:style-name="dp4">
          <draw:page-thumbnail draw:style-name="gr1" draw:layer="layout" svg:width="13.335cm" svg:height="10.002cm" svg:x="3.492cm" svg:y="2.001cm" draw:page-number="13" presentation:class="page"/>
          <draw:frame presentation:style-name="pr6" draw:text-style-name="P1" draw:layer="layout" svg:width="16.254cm" svg:height="12.001cm" svg:x="2.033cm" svg:y="12.668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UI Usability</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Our project aims to conform to the Eclipse user interface guidelines</text:p>
              </text:list-item>
              <text:list-item>
                <text:p text:style-name="P1">All of our user interface components support keyboard navigation</text:p>
              </text:list-item>
              <text:list-item>
                <text:p text:style-name="P1">We now support interactivity of our Valgrind BIRT-generated charts and intend on further increasing our accessibility</text:p>
              </text:list-item>
              <text:list-item>
                <text:p text:style-name="P1">All of our strings are externalized but we currently have no language packs</text:p>
              </text:list-item>
            </text:list>
          </draw:text-box>
        </draw:frame>
        <presentation:notes draw:style-name="dp4">
          <draw:page-thumbnail draw:style-name="gr1" draw:layer="layout" svg:width="13.335cm" svg:height="10.002cm" svg:x="3.492cm" svg:y="2.001cm" draw:page-number="14" presentation:class="page"/>
          <draw:frame presentation:style-name="pr6" draw:text-style-name="P1" draw:layer="layout" svg:width="16.254cm" svg:height="12.001cm" svg:x="2.033cm" svg:y="12.668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Schedule</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We plan on having our 0.3 release in June 2009</text:p>
              </text:list-item>
              <text:list-item>
                <text:p text:style-name="P1">Our project aims to release minor releases (0.2, 0.3, etc.) every two months</text:p>
              </text:list-item>
              <text:list-item>
                <text:p text:style-name="P1">We are still playing it by ear to decide when our 1.0 release will be but are planning on Q2 2009</text:p>
              </text:list-item>
            </text:list>
          </draw:text-box>
        </draw:frame>
        <presentation:notes draw:style-name="dp4">
          <draw:page-thumbnail draw:style-name="gr1" draw:layer="layout" svg:width="13.335cm" svg:height="10.002cm" svg:x="3.492cm" svg:y="2.001cm" draw:page-number="15" presentation:class="page"/>
          <draw:frame presentation:style-name="pr6" draw:text-style-name="P1" draw:layer="layout" svg:width="16.254cm" svg:height="12.001cm" svg:x="2.033cm" svg:y="12.668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Communities</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Our project has a strong relationship with the various Linux distributions (Fedora, Mandriva, Debian, Ubuntu, etc.)</text:p>
              </text:list-item>
              <text:list-item>
                <text:p text:style-name="P1">The majority of our project's interactions occur on IRC (#eclipse-linux) and our mailing list (<text:a xlink:href="mailto:linuxtools-dev@eclipse.org">linuxtools-dev@eclipse.org</text:a> (we are transitioning from <text:a xlink:href="mailto:linux-distros-dev@eclipse.org">linux-distros-dev@eclipse.org</text:a>)</text:p>
              </text:list-item>
              <text:list-item>
                <text:p text:style-name="P1">We now have a centralized update site and use eclipse.org bugzilla for all of our planning and bug tracking</text:p>
              </text:list-item>
              <text:list-item>
                <text:p text:style-name="P1">We make use of our newsgroup for user feedback</text:p>
              </text:list-item>
            </text:list>
          </draw:text-box>
        </draw:frame>
        <presentation:notes draw:style-name="dp4">
          <draw:page-thumbnail draw:style-name="gr1" draw:layer="layout" svg:width="13.335cm" svg:height="10.002cm" svg:x="3.492cm" svg:y="2.001cm" draw:page-number="16" presentation:class="page"/>
          <draw:frame presentation:style-name="pr6" draw:text-style-name="P1" draw:layer="layout" svg:width="16.254cm" svg:height="12.001cm" svg:x="2.033cm" svg:y="12.668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Communities continued</text:p>
          </draw:text-box>
        </draw:frame>
        <draw:frame presentation:style-name="pr5" draw:text-style-name="P9" draw:layer="layout" svg:width="24.13cm" svg:height="14.103cm" svg:x="0.62cm" svg:y="3.147cm" presentation:class="outline" presentation:user-transformed="true">
          <draw:text-box>
            <text:list text:style-name="L3">
              <text:list-item>
                <text:p text:style-name="P1">Our project members often speak at conferences including EclipseCon, LinuxWorld, FUDCon, and the Red Hat Summit</text:p>
              </text:list-item>
              <text:list-item>
                <text:p text:style-name="P1">Our team members maintain the following blogs:</text:p>
                <text:list>
                  <text:list-item>
                    <text:p><text:a xlink:href="http://overholt.ca/wp/">http://overholt.ca/wp/</text:a> (part of Planet Eclipse)</text:p>
                  </text:list-item>
                  <text:list-item>
                    <text:p><text:a xlink:href="http://akurtakov.blogspot.com/">http://akurtakov.blogspot.com/</text:a> (part of Planet Fedora)</text:p>
                  </text:list-item>
                  <text:list-item>
                    <text:p><text:a xlink:href="http://picobot.org/wordpress">http://picobot.org/wordpress</text:a> (part of Planet Fedora)</text:p>
                  </text:list-item>
                </text:list>
              </text:list-item>
              <text:list-item>
                <text:p text:style-name="P1">We interact often with the CDT project and make use of the BIRT and CDT projects</text:p>
              </text:list-item>
              <text:list-item>
                <text:p text:style-name="P1">We are growing our community of adopters</text:p>
              </text:list-item>
            </text:list>
          </draw:text-box>
        </draw:frame>
        <presentation:notes draw:style-name="dp4">
          <draw:page-thumbnail draw:style-name="gr1" draw:layer="layout" svg:width="13.335cm" svg:height="10.002cm" svg:x="3.492cm" svg:y="2.001cm" draw:page-number="17" presentation:class="page"/>
          <draw:frame presentation:style-name="pr6" draw:text-style-name="P3" draw:layer="layout" svg:width="16.254cm" svg:height="12.001cm" svg:x="2.033cm" svg:y="12.668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7" draw:layer="layout" svg:width="24.5cm" svg:height="1.48cm" svg:x="0.45cm" svg:y="1.431cm" presentation:class="title">
          <draw:text-box>
            <text:p>Communities continued</text:p>
          </draw:text-box>
        </draw:frame>
        <draw:frame presentation:style-name="pr9" draw:layer="layout" svg:width="24.13cm" svg:height="13.852cm" svg:x="0.635cm" svg:y="3.175cm" presentation:class="outline" presentation:user-transformed="true">
          <draw:text-box>
            <text:list text:style-name="L3">
              <text:list-item>
                <text:p text:style-name="P1">An update on our project's progress was given at EclipseCon 2009:</text:p>
                <text:list>
                  <text:list-header>
                    <text:p><text:a xlink:href="http://www.eclipsecon.org/2009/sessions?id=466">http://www.eclipsecon.org/2009/sessions?id=466</text:a></text:p>
                  </text:list-header>
                </text:list>
              </text:list-item>
              <text:list-item>
                <text:p text:style-name="P1">Now that we have a standardized release process and plan, we are working to ensure that our three communities are properly nurtured at all times.</text:p>
              </text:list-item>
              <text:list-item>
                <text:p text:style-name="P1">Following our 0.1 release we have had a number of parties come forward to express interest in using, distributing, helping, and contributing.</text:p>
              </text:list-item>
            </text:list>
          </draw:text-box>
        </draw:frame>
        <presentation:notes draw:style-name="dp4">
          <draw:page-thumbnail draw:style-name="gr1" draw:layer="layout" svg:width="13.335cm" svg:height="10.002cm" svg:x="3.492cm" svg:y="2.001cm" draw:page-number="18" presentation:class="page"/>
          <draw:frame presentation:style-name="pr6" draw:layer="layout" svg:width="16.254cm" svg:height="12.001cm" svg:x="2.033cm" svg:y="12.668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IP Log</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Our IP log including information about all CQs, external contributions, and committers can be found here:</text:p>
                <text:list>
                  <text:list-item>
                    <text:p><text:a xlink:href="http://www.eclipse.org/projects/ip_log.php?projectid=technology.linux-distros">http://www.eclipse.org/projects/ip_log.php?projectid=technology.linux-distros</text:a></text:p>
                  </text:list-item>
                </text:list>
              </text:list-item>
            </text:list>
          </draw:text-box>
        </draw:frame>
        <presentation:notes draw:style-name="dp4">
          <draw:page-thumbnail draw:style-name="gr1" draw:layer="layout" svg:width="13.335cm" svg:height="10.002cm" svg:x="3.492cm" svg:y="2.001cm" draw:page-number="19" presentation:class="page"/>
          <draw:frame presentation:style-name="pr6" draw:text-style-name="P1" draw:layer="layout" svg:width="16.254cm" svg:height="12.001cm" svg:x="2.033cm" svg:y="12.668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4" draw:text-style-name="P8" draw:layer="layout" svg:width="24.5cm" svg:height="1.48cm" svg:x="0.45cm" svg:y="1.431cm" presentation:class="title" presentation:user-transformed="true">
          <draw:text-box>
            <text:p text:style-name="P1">IP Issues</text:p>
          </draw:text-box>
        </draw:frame>
        <draw:frame presentation:style-name="pr5" draw:text-style-name="P9" draw:layer="layout" svg:width="24.13cm" svg:height="14.103cm" svg:x="0.635cm" svg:y="3.175cm" presentation:class="outline" presentation:user-transformed="true">
          <draw:text-box>
            <text:list text:style-name="L3">
              <text:list-item>
                <text:p text:style-name="P1">The EMO explicitly asks during the Release Review if any Member would like to assert that this release infringes their IP rights. </text:p>
              </text:list-item>
              <text:list-item>
                <text:p text:style-name="P1">If so, the EMO and the project will follow the Eclipse IP Policy in discussions with that Member.</text:p>
              </text:list-item>
            </text:list>
          </draw:text-box>
        </draw:frame>
        <presentation:notes draw:style-name="dp4">
          <draw:page-thumbnail draw:style-name="gr1" draw:layer="layout" svg:width="13.335cm" svg:height="10.002cm" svg:x="3.492cm" svg:y="2.001cm" draw:page-number="20" presentation:class="page"/>
          <draw:frame presentation:style-name="pr6" draw:text-style-name="P1"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0047ff" draw:fill-gradient-name="Gradient_20_7" draw:fill-hatch-name="Hatch_20_1" draw:fill-image-name="Bitmape_20_1" draw:opacity="50%" draw:fill-image-width="0cm" draw:fill-image-height="0cm" fo:padding-top="0.125cm" fo:padding-bottom="0.125cm" fo:padding-left="0.25cm" fo:padding-right="0.25cm" fo:wrap-option="wrap" draw:shadow="hidden" draw:shadow-offset-x="0.3cm" draw:shadow-offset-y="0.3cm" draw:shadow-color="#808080" draw:shadow-opacity="5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Default-background" style:family="presentation">
      <style:graphic-properties draw:stroke="none" draw:fill="solid" draw:fill-color="#e6e6ff"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5cm" fo:margin-bottom="0.175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italic" fo:text-shadow="none" style:text-underline-style="none" fo:font-weight="bold"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italic" fo:text-shadow="none" style:text-underline-style="none" fo:font-weight="bold" style:letter-kerning="true"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e6e6ff"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fo:wrap-option="wrap"/>
    </style:style>
    <style:style style:name="Mgr2" style:family="graphic" style:parent-style-name="standard">
      <style:graphic-properties draw:stroke="none" draw:fill="none" draw:fill-color="#ffffff" draw:textarea-vertical-align="bottom" draw:auto-grow-height="false" fo:min-height="1.333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7889fb" draw:textarea-horizontal-align="justify" draw:textarea-vertical-align="top" draw:auto-grow-height="true" fo:min-height="0.526cm" fo:padding-top="0.13cm" fo:padding-bottom="0.13cm" fo:padding-left="0.25cm" fo:padding-right="0.25cm" fo:wrap-option="wrap" draw:shadow="hidden" draw:shadow-color="#ccccff"/>
    </style:style>
    <style:style style:name="Mgr5" style:family="graphic" style:parent-style-name="standard">
      <style:graphic-properties draw:stroke="none" svg:stroke-color="#000000" draw:fill="none" draw:fill-color="#ffffff" draw:textarea-horizontal-align="left" draw:auto-grow-height="true" draw:auto-grow-width="false" fo:min-height="0.433cm" fo:min-width="2.106cm"/>
    </style:style>
    <style:style style:name="Mgr6" style:family="graphic" style:parent-style-name="standard">
      <style:graphic-properties draw:stroke="none" draw:fill="solid" draw:fill-color="#ffffff" draw:textarea-horizontal-align="center" draw:textarea-vertical-align="middle" fo:wrap-option="wrap" draw:shadow="hidden" style:protect="position size"/>
    </style:style>
    <style:style style:name="Mpr1" style:family="presentation" style:parent-style-name="Default-outline1" style:list-style-name="ML6">
      <style:graphic-properties draw:fill-color="#ffffff" draw:auto-grow-height="false" fo:min-height="12.573cm"/>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4" style:family="presentation" style:parent-style-name="Title1-title">
      <style:graphic-properties draw:fill-color="#ffffff" draw:auto-grow-height="false" fo:min-height="3.181cm"/>
    </style:style>
    <style:style style:name="Mpr5" style:family="presentation" style:parent-style-name="Title1-outline1" style:list-style-name="ML6">
      <style:graphic-properties draw:fill-color="#ffffff" draw:auto-grow-height="false" fo:min-height="12.573cm"/>
    </style:style>
    <style:style style:name="Mpr6"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7"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635cm" fo:margin-right="0cm" fo:text-indent="-0.635cm"/>
    </style:style>
    <style:style style:name="MP6" style:family="paragraph">
      <style:paragraph-properties fo:margin-left="0cm" fo:margin-right="0cm" fo:text-align="center" fo:text-indent="0cm" style:punctuation-wrap="simple" style:line-break="normal"/>
    </style:style>
    <style:style style:name="MP7" style:family="paragraph">
      <style:paragraph-properties text:enable-numbering="false" fo:margin-left="0cm" fo:margin-right="0cm" fo:text-align="center" fo:text-indent="0cm" style:punctuation-wrap="simple" style:line-break="normal" style:writing-mode="lr-tb"/>
    </style:style>
    <style:style style:name="MP8" style:family="paragraph">
      <style:paragraph-properties text:enable-numbering="false" fo:margin-left="0cm" fo:margin-right="0cm" fo:text-indent="0cm" style:writing-mode="lr-tb"/>
    </style:style>
    <style:style style:name="MP9"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0pt" style:font-size-asian="18pt" style:font-size-complex="18pt"/>
    </style:style>
    <style:style style:name="MT4" style:family="text">
      <style:text-properties fo:color="#000000"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text:min-label-width="0.635cm"/>
        <style:text-properties fo:font-family="Wingdings" style:font-pitch="variable" style:font-charset="x-symbol" fo:color="#000000" fo:font-size="120%"/>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399cm" svg:height="1.685cm" svg:x="0cm" svg:y="17.365cm">
        <draw:image xlink:href="Pictures/100000000000040000000044AECD4AD6.png" xlink:type="simple" xlink:show="embed" xlink:actuate="onLoad">
          <text:p/>
        </draw:image>
      </draw:frame>
      <draw:frame presentation:style-name="Default-title" draw:layer="backgroundobjects" svg:width="24.5cm" svg:height="1.479cm" svg:x="0.45cm" svg:y="1.431cm" presentation:class="title" presentation:placeholder="true">
        <draw:text-box/>
      </draw:frame>
      <draw:frame presentation:style-name="Mpr1" draw:text-style-name="MP5" draw:layer="backgroundobjects" svg:width="24.13cm" svg:height="14.102cm" svg:x="0.635cm" svg:y="3.175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custom-shape draw:style-name="Mgr4" draw:text-style-name="MP7" draw:layer="backgroundobjects" svg:width="15.738cm" svg:height="0.786cm" svg:x="4.831cm" svg:y="18.364cm">
        <text:p text:style-name="MP6"><text:span text:style-name="MT2">Copyright © 2009 Red Hat, Inc., Made available under the Eclipse Public License v 1.0</text:span></text:p>
        <draw:enhanced-geometry svg:viewBox="0 0 21600 21600" draw:type="rectangle" draw:enhanced-path="M 0 0 L 21600 0 21600 21600 0 21600 0 0 Z N"/>
      </draw:custom-shape>
      <draw:frame draw:style-name="Mgr5" draw:layer="backgroundobjects" svg:width="2.356cm" svg:height="0.683cm" svg:x="23cm" svg:y="18.25cm">
        <draw:text-box>
          <text:p><text:span text:style-name="MT3"><text:page-number>&lt;number&gt;</text:page-number></text:span></text:p>
        </draw:text-box>
      </draw:frame>
      <presentation:notes style:page-layout-name="PM2">
        <draw:rect draw:style-name="Mgr6" draw:text-style-name="MP3" draw:layer="backgroundobjects" svg:width="20.32cm" svg:height="26.67cm" svg:x="0cm" svg:y="0cm">
          <text:p/>
        </draw:rect>
        <draw:frame presentation:style-name="Mpr2" draw:text-style-name="MP8" draw:layer="backgroundobjects" svg:width="8.806cm" svg:height="1.333cm" svg:x="0cm" svg:y="0cm" presentation:class="header">
          <draw:text-box>
            <text:p text:style-name="MP8"><text:span text:style-name="MT4"><presentation:header/></text:span></text:p>
          </draw:text-box>
        </draw:frame>
        <draw:frame presentation:style-name="Mpr2" draw:text-style-name="MP9" draw:layer="backgroundobjects" svg:width="8.807cm" svg:height="1.333cm" svg:x="11.508cm" svg:y="0cm" presentation:class="date-time">
          <draw:text-box>
            <text:p text:style-name="MP9"><text:span text:style-name="MT4"><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3" draw:text-style-name="MP8" draw:layer="backgroundobjects" svg:width="8.806cm" svg:height="1.333cm" svg:x="0cm" svg:y="25.333cm" presentation:class="footer">
          <draw:text-box>
            <text:p text:style-name="MP8"><text:span text:style-name="MT4"><presentation:footer/></text:span></text:p>
          </draw:text-box>
        </draw:frame>
        <draw:frame presentation:style-name="Mpr3" draw:text-style-name="MP9" draw:layer="backgroundobjects" svg:width="8.807cm" svg:height="1.333cm" svg:x="11.508cm" svg:y="25.333cm" presentation:class="page-number">
          <draw:text-box>
            <text:p text:style-name="MP9"><text:span text:style-name="MT4"><text:page-number>&lt;number&gt;</text:page-number></text:span></text:p>
          </draw:text-box>
        </draw:frame>
      </presentation:notes>
    </style:master-page>
    <style:master-page style:name="Title1" style:page-layout-name="PM1" draw:style-name="Mdp2">
      <office:forms form:automatic-focus="false" form:apply-design-mode="false"/>
      <draw:frame draw:style-name="Mgr3" draw:text-style-name="MP3" draw:layer="backgroundobjects" svg:width="25.399cm" svg:height="19.049cm" svg:x="0cm" svg:y="0cm">
        <draw:image xlink:href="Pictures/1000000000000400000003005AC1249A.jpg" xlink:type="simple" xlink:show="embed" xlink:actuate="onLoad">
          <text:p/>
        </draw:image>
      </draw:frame>
      <draw:frame presentation:style-name="Mpr4" draw:text-style-name="MP4" draw:layer="backgroundobjects" svg:width="23.354cm" svg:height="4.085cm" svg:x="0.635cm" svg:y="0.995cm" presentation:class="title">
        <draw:text-box>
          <text:p text:style-name="MP4">Click to edit the title text format</text:p>
        </draw:text-box>
      </draw:frame>
      <draw:frame presentation:style-name="Mpr5" draw:text-style-name="MP5" draw:layer="backgroundobjects" svg:width="22.859cm" svg:height="4.329cm" svg:x="1.27cm" svg:y="12.7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6" draw:text-style-name="MP3" draw:layer="backgroundobjects" svg:width="20.32cm" svg:height="26.67cm" svg:x="-0.001cm" svg:y="-0.001cm">
          <text:p/>
        </draw:rect>
        <draw:frame presentation:style-name="Mpr6" draw:text-style-name="MP8" draw:layer="backgroundobjects" svg:width="8.806cm" svg:height="1.333cm" svg:x="0cm" svg:y="0cm" presentation:class="header">
          <draw:text-box>
            <text:p text:style-name="MP8"><text:span text:style-name="MT4"><presentation:header/></text:span></text:p>
          </draw:text-box>
        </draw:frame>
        <draw:frame presentation:style-name="Mpr6" draw:text-style-name="MP9" draw:layer="backgroundobjects" svg:width="8.807cm" svg:height="1.333cm" svg:x="11.508cm" svg:y="0cm" presentation:class="date-time">
          <draw:text-box>
            <text:p text:style-name="MP9"><text:span text:style-name="MT4"><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7" draw:text-style-name="MP8" draw:layer="backgroundobjects" svg:width="8.806cm" svg:height="1.333cm" svg:x="0cm" svg:y="25.333cm" presentation:class="footer">
          <draw:text-box>
            <text:p text:style-name="MP8"><text:span text:style-name="MT4"><presentation:footer/></text:span></text:p>
          </draw:text-box>
        </draw:frame>
        <draw:frame presentation:style-name="Mpr7" draw:text-style-name="MP9" draw:layer="backgroundobjects" svg:width="8.807cm" svg:height="1.333cm" svg:x="11.508cm" svg:y="25.333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dc:title>RCP Applications</dc:title>
    <meta:initial-creator>Ian Skerrett</meta:initial-creator>
    <meta:creation-date>2005-05-03T09:22:04</meta:creation-date>
    <dc:creator>Andrew Overholt</dc:creator>
    <dc:date>2009-04-17T13:59:38</dc:date>
    <meta:print-date>2007-10-05T02:50:50</meta:print-date>
    <meta:editing-cycles>446</meta:editing-cycles>
    <meta:editing-duration>PT70H31M05S</meta:editing-duration>
    <meta:document-statistic meta:object-count="112"/>
    <meta:user-defined meta:name="Info 1"/>
    <meta:user-defined meta:name="Info 2"/>
    <meta:user-defined meta:name="Info 3"/>
    <meta:user-defined meta:name="Info 4"/>
  </office:meta>
</office:document-meta>
</file>